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1" style:list-style-name="WWNum1"/>
    <style:style style:name="P2" style:family="paragraph" style:parent-style-name="List_20_1" style:list-style-name="WWNum1">
      <style:text-properties officeooo:paragraph-rsid="001017f8"/>
    </style:style>
    <style:style style:name="T1" style:family="text">
      <style:text-properties officeooo:rsid="000fcc6c"/>
    </style:style>
    <style:style style:name="T2" style:family="text">
      <style:text-properties officeooo:rsid="00101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mplo: Juego de cocina mágica</text:h>
      <text:p text:style-name="Standard">Imaginá un juego donde el personaje principal es un chef mágico. Cada vez que el jugador elige una receta misteriosa, se genera automáticamente un plato mágico diferente: puede ser una Pizza Voladora, una Hamburguesa Explosiva, o una Sopa Infinita.<text:line-break/><text:line-break/>El chef no necesita saber cómo se cocinan ni qué ingredientes tienen estos platos. Solo necesita que el plato tenga una función común: servir(), que hace que el plato aparezca en la mesa con su efecto especial.</text:p>
      <text:h text:style-name="Heading_20_2" text:outline-level="2">¿Cómo entra el patrón Factory Method?</text:h>
      <text:list text:style-name="WWNum1">
        <text:list-item>
          <text:p text:style-name="P1">El chef es el CreationRequester: es quien necesita platos mágicos, pero no sabe cómo se hacen ni qué tipo va a recibir.</text:p>
        </text:list-item>
        <text:list-item>
          <text:p text:style-name="P2"><text:span text:style-name="T2">El chef puede tener acceso a una o varias cocinas mágicas, cada una representada por un objeto que implementa la interfaz MagicKitchenFactory (FactoryIF). Esta interfaz declara un único metodo: createProduct().</text:span></text:p>
        </text:list-item>
        <text:list-item>
          <text:p text:style-name="P1">Esa interfaz es implementada por una única clase concreta llamada MagicKitchen. Esta clase es la Factory, y es la única responsable de decidir qué plato hacer (puede elegir al azar, según el nivel del chef, etc.).</text:p>
        </text:list-item>
        <text:list-item>
          <text:p text:style-name="P1">Todos los platos mágicos comparten una interfaz llamada MagicDish. Esta es la ProductIF, y define el método servir() que todos los platos deben implementar.</text:p>
        </text:list-item>
        <text:list-item>
          <text:p text:style-name="P1">Cada plato mágico concreto (por ejemplo, FlyingPizza, ExplodingBurger, EndlessSoup) implementa la interfaz MagicDish y tiene su propia versión de servir().</text:p>
        </text:list-item>
      </text:list>
      <text:p text:style-name="Standard">De este modo, el chef nunca conoce los tipos concretos de plato, solo se comunica con ellos a través de la interfaz MagicDish. Puede invocar cualquier cocina mágica disponible (una, varias o ninguna, según el caso) para crear un plato específico. La clase MagicKitchen se encarga de crear los platos, manteniendo el sistema desacoplado, extensible y fácil de manten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4-29T21:48:32.890303863</dc:date>
    <meta:editing-duration>PT4M2S</meta:editing-duration>
    <meta:generator>LibreOffice/24.2.7.2$Linux_X86_64 LibreOffice_project/420$Build-2</meta:generator>
    <meta:document-statistic meta:table-count="0" meta:image-count="0" meta:object-count="0" meta:page-count="1" meta:paragraph-count="9" meta:word-count="283" meta:character-count="1754" meta:non-whitespace-character-count="1484"/>
    <meta:user-defined meta:name="AppVersion">14.0000</meta:user-defined>
    <meta:template xlink:type="simple" xlink:actuate="onRequest" xlink:title="Normal.dotm" xlink:href=""/>
  </office:meta>
</office:document-meta>
</file>